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Segoe UI Emoji" svg:font-family="'Segoe UI Emoj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3" style:family="paragraph" style:parent-style-name="Standard" style:list-style-name="L2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4" style:family="paragraph" style:parent-style-name="Standard" style:list-style-name="L3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5" style:family="paragraph" style:parent-style-name="Standard" style:list-style-name="L4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6" style:family="paragraph" style:parent-style-name="Standard" style:list-style-name="L5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7148d" officeooo:paragraph-rsid="000ce4bb" style:language-asian="zxx" style:country-asian="none" style:language-complex="zxx" style:country-complex="none"/>
    </style:style>
    <style:style style:name="P8" style:family="paragraph" style:parent-style-name="Standard" style:list-style-name="L6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9" style:family="paragraph" style:parent-style-name="Standard" style:list-style-name="L7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10" style:family="paragraph" style:parent-style-name="Standard" style:list-style-name="L8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11" style:family="paragraph" style:parent-style-name="Standard" style:list-style-name="L9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12" style:family="paragraph" style:parent-style-name="Standard" style:list-style-name="L10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13" style:family="paragraph" style:parent-style-name="Standard" style:list-style-name="L11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14" style:family="paragraph" style:parent-style-name="Standard" style:list-style-name="L12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15" style:family="paragraph" style:parent-style-name="Standard" style:list-style-name="L13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16" style:family="paragraph" style:parent-style-name="Standard" style:list-style-name="L14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17" style:family="paragraph" style:parent-style-name="Standard" style:list-style-name="L15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18" style:family="paragraph" style:parent-style-name="Standard" style:list-style-name="L16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19" style:family="paragraph" style:parent-style-name="Standard" style:list-style-name="L17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0" style:family="paragraph" style:parent-style-name="Standard" style:list-style-name="L18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1" style:family="paragraph" style:parent-style-name="Standard" style:list-style-name="L19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2" style:family="paragraph" style:parent-style-name="Standard" style:list-style-name="L20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3" style:family="paragraph" style:parent-style-name="Standard" style:list-style-name="L21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4" style:family="paragraph" style:parent-style-name="Standard" style:list-style-name="L22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5" style:family="paragraph" style:parent-style-name="Standard" style:list-style-name="L23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6" style:family="paragraph" style:parent-style-name="Standard" style:list-style-name="L24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7" style:family="paragraph" style:parent-style-name="Standard" style:list-style-name="L25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8" style:family="paragraph" style:parent-style-name="Standard" style:list-style-name="L26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29" style:family="paragraph" style:parent-style-name="Standard" style:list-style-name="L27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30" style:family="paragraph" style:parent-style-name="Standard" style:list-style-name="L28">
      <style:text-properties fo:language="zxx" fo:country="none" officeooo:rsid="0007148d" officeooo:paragraph-rsid="0007148d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32" style:family="paragraph" style:parent-style-name="Standard" style:list-style-name="L29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33" style:family="paragraph" style:parent-style-name="Standard" style:list-style-name="L30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34" style:family="paragraph" style:parent-style-name="Standard" style:list-style-name="L31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35" style:family="paragraph" style:parent-style-name="Standard" style:list-style-name="L32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36" style:family="paragraph" style:parent-style-name="Standard" style:list-style-name="L33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37" style:family="paragraph" style:parent-style-name="Standard" style:list-style-name="L34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38" style:family="paragraph" style:parent-style-name="Standard" style:list-style-name="L35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39" style:family="paragraph" style:parent-style-name="Standard" style:list-style-name="L36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40" style:family="paragraph" style:parent-style-name="Standard" style:list-style-name="L36">
      <style:text-properties fo:language="zxx" fo:country="none" officeooo:rsid="0007148d" officeooo:paragraph-rsid="0023eb91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07148d" officeooo:paragraph-rsid="0023eb91" style:language-asian="zxx" style:country-asian="none" style:language-complex="zxx" style:country-complex="none"/>
    </style:style>
    <style:style style:name="P42" style:family="paragraph" style:parent-style-name="Standard" style:list-style-name="L37">
      <style:text-properties fo:language="zxx" fo:country="none" officeooo:rsid="0007148d" officeooo:paragraph-rsid="0023eb91" style:language-asian="zxx" style:country-asian="none" style:language-complex="zxx" style:country-complex="none"/>
    </style:style>
    <style:style style:name="P43" style:family="paragraph" style:parent-style-name="Standard" style:list-style-name="L38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44" style:family="paragraph" style:parent-style-name="Standard" style:list-style-name="L39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45" style:family="paragraph" style:parent-style-name="Standard" style:list-style-name="L40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46" style:family="paragraph" style:parent-style-name="Standard" style:list-style-name="L41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47" style:family="paragraph" style:parent-style-name="Standard" style:list-style-name="L42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48" style:family="paragraph" style:parent-style-name="Standard" style:list-style-name="L43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49" style:family="paragraph" style:parent-style-name="Standard" style:list-style-name="L44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50" style:family="paragraph" style:parent-style-name="Standard" style:list-style-name="L45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51" style:family="paragraph" style:parent-style-name="Standard" style:list-style-name="L46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52" style:family="paragraph" style:parent-style-name="Standard" style:list-style-name="L47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53" style:family="paragraph" style:parent-style-name="Standard" style:list-style-name="L48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54" style:family="paragraph" style:parent-style-name="Standard" style:list-style-name="L49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55" style:family="paragraph" style:parent-style-name="Standard" style:list-style-name="L50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56" style:family="paragraph" style:parent-style-name="Standard" style:list-style-name="L51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57" style:family="paragraph" style:parent-style-name="Standard" style:list-style-name="L52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58" style:family="paragraph" style:parent-style-name="Standard" style:list-style-name="L53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59" style:family="paragraph" style:parent-style-name="Standard" style:list-style-name="L54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60" style:family="paragraph" style:parent-style-name="Standard" style:list-style-name="L55">
      <style:text-properties fo:language="zxx" fo:country="none" officeooo:rsid="0007148d" officeooo:paragraph-rsid="001d67a8" style:language-asian="zxx" style:country-asian="none" style:language-complex="zxx" style:country-complex="none"/>
    </style:style>
    <style:style style:name="P61" style:family="paragraph" style:parent-style-name="Standard">
      <style:text-properties fo:language="zxx" fo:country="none" officeooo:rsid="00087eb8" officeooo:paragraph-rsid="00087eb8" style:language-asian="zxx" style:country-asian="none" style:language-complex="zxx" style:country-complex="none"/>
    </style:style>
    <style:style style:name="P62" style:family="paragraph" style:parent-style-name="Standard">
      <style:text-properties fo:language="zxx" fo:country="none" officeooo:rsid="00087eb8" officeooo:paragraph-rsid="001dcf4a" style:language-asian="zxx" style:country-asian="none" style:language-complex="zxx" style:country-complex="none"/>
    </style:style>
    <style:style style:name="T1" style:family="text">
      <style:text-properties officeooo:rsid="00087eb8"/>
    </style:style>
    <style:style style:name="T2" style:family="text">
      <style:text-properties officeooo:rsid="000ce4bb"/>
    </style:style>
    <style:style style:name="T3" style:family="text">
      <style:text-properties officeooo:rsid="0019eb52"/>
    </style:style>
    <style:style style:name="T4" style:family="text">
      <style:text-properties officeooo:rsid="001b1fa9"/>
    </style:style>
    <style:style style:name="T5" style:family="text">
      <style:text-properties officeooo:rsid="00266351"/>
    </style:style>
    <style:style style:name="T6" style:family="text">
      <style:text-properties officeooo:rsid="002cc1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Transliteratio</text:span><text:span text:style-name="T2">n of</text:span><text:span text:style-name="T1"> </text:span>Jatimula </text:p>
      <text:p text:style-name="P7"><text:span text:style-name="T2">from the </text:span><text:span text:style-name="T1">collection of </text:span>Ciburuy Peti 1a, 1d, &amp; 3a </text:p>
      <text:p text:style-name="P61">by Ilham Nurvansah </text:p>
      <text:p text:style-name="P62"/>
      <text:p text:style-name="P1"/>
      <text:p text:style-name="P1">280_Peti3a_KrpkcbrXIII_21 &lt;r33&gt;</text:p>
      <text:p text:style-name="P1"/>
      <text:list xml:id="list87501710" text:style-name="L1">
        <text:list-item>
          <text:p text:style-name="P2">sәja hatә nu tihәla, midi susaḥ ti kahanan· sugan· vaya nu dipisuka sade°a, °atәn· baritәn· pide°әn· sugan· vaya nu dipika ḷvaḥ _ _ </text:p>
        </text:list-item>
        <text:list-item>
          <text:p text:style-name="P2">sugan· °a°i hayaṁ kabetaran· ku saṁ hyaṁ °ajñana, mulaḥ viraṁ valaṁ °ati — — nu pupuliḥ saitu, vaya nu vәnaṁ visesa, pahi dayәḥhan· di (ra) _ _ _ </text:p>
        </text:list-item>
        <text:list-item>
          <text:p text:style-name="P2">na jati visesa, °agәs· nu pateg· nu ṅaj·ñana ti haṛpәn· ◉ nu vise — — sa pahi °umun· ñәbaḥ ñana ni laraṅan· kahaṛpәn· sa°agәs· _ _ _ _ </text:p>
        </text:list-item>
        <text:list-item>
          <text:p text:style-name="P2">na, kena dataṁ hatә dihudaṁ, kena cudu hatә di°ayiḥ, kena dәkәt· hatә di°asә, ena susaḥ tәka hanan· °agәs· krәta ka °upadesa ni ajñana, °agә _ _ _</text:p>
        </text:list-item>
      </text:list>
      <text:p text:style-name="P1"/>
      <text:p text:style-name="P1"/>
      <text:p text:style-name="P1">280_Peti3a_KrpkcbrXIII_22 &lt;&lt;v33&gt;&gt;</text:p>
      <text:p text:style-name="P1"/>
      <text:list text:style-name="L2">
        <text:list-item>
          <text:p text:style-name="P3">taña beja, suka sade°a, °atәn· baritәn· pibeja°әn· dicaram· viraṁ valaṁ °ati nu pupuli, sakitu ti haṛpәn· hayaṁ kabetara°an· °ajñana _ _ </text:p>
        </text:list-item>
        <text:list-item>
          <text:p text:style-name="P3">gan· tu pahi nu vises·sa modana ka haṛpәn· ka mihulun· sagә — — gәmaḥ(ña)na tu marema di vacana, hatә cita ṅasrәkәn· ñana vva(t·) _ _ _ _ </text:p>
        </text:list-item>
        <text:list-item>
          <text:p text:style-name="P3">°ajñana, hatә kavas·tu ravit· saṁ hyaṁ hayu, hatә tәmu na vidu, guru lagu — — °a/taṁkal·\ka padana, na vvat· nṁ sadipanadi, na cәcә pada lisana, °iyat·na (da) _ _ </text:p>
        </text:list-item>
        <text:list-item>
          <text:p text:style-name="P3">kaliṅa gә°i kami gәra gәra tan· pa°iyatna di °ajñana, kami hulun· meta palalun· gә°i kami nәbuṁ sahuṙ, nu paṁ sabda pahә/pa\s· ñana, tan· cә _ _ <text:s text:c="6"/></text:p>
        </text:list-item>
      </text:list>
      <text:p text:style-name="P1"/>
      <text:p text:style-name="P1">280_peti1a_krpk19_20 &lt;v9&gt;</text:p>
      <text:list text:style-name="L3">
        <text:list-item>
          <text:p text:style-name="P4">di ṅaran·nan· e <text:s/>nu tan· kәna dituduḥ puhun· tan· kәna dituduḥ jati, °iña °agәs· hati ka °usanana /na\ °iña mana visesa _ </text:p>
        </text:list-item>
        <text:list-item>
          <text:p text:style-name="P4">yәḥhan·nan·na, nu tan· kәna dinama°an· kena °iña vva — — t· mula tan· panama, puhun· luput· tan· pakatuduḥ taṁkal· </text:p>
        </text:list-item>
        <text:list-item>
          <text:p text:style-name="P4">mula, tan· paṅaran· °iña mara vәnaṁ visesa, dayәḥhan· nan·na — — di nu hana, tan· hana, di nu mәtu hana, sakeṁ tan·, ti nu hati nama </text:p>
        </text:list-item>
        <text:list-item>
          <text:p text:style-name="P4">na, °iña mana luput· ti nu luput· ti jati niṁ luput· luput· ti jati niṁ tan· pakaduḥ, luput· ti jati (katuduḥ) namana, luput· jati <text:s text:c="2"/></text:p>
        </text:list-item>
      </text:list>
      <text:p text:style-name="P1"/>
      <text:p text:style-name="P1">280_peti1a_krpk19_21 &lt;r9&gt;</text:p>
      <text:p text:style-name="P1">[26]</text:p>
      <text:list text:style-name="L4">
        <text:list-item>
          <text:p text:style-name="P5">paṅaran·na, ◆◉ °iña mana, hatә katuduḥhan· dayәhan·nan·na, jati hatә luput· bvana hatә hatә katuduḥ, di jati luput· </text:p>
        </text:list-item>
        <text:list-item>
          <text:p text:style-name="P5">niṁ hatә katuduḥ, ti jati luput· niṁ bihәṁ hati katuduḥ — —, ti jati luput· tan· katuduḥ, tan· kina dituduḥ, ti jati lupu </text:p>
        </text:list-item>
        <text:list-item>
          <text:p text:style-name="P5">t· tan· katuduḥ, tan· kina dituduḥ, ti jati luput· — — nis·kala, tan· pakatuduḥ, tan· kәna dituduḥ ti jati lupu </text:p>
        </text:list-item>
        <text:list-item>
          <text:p text:style-name="P5">t· tan· hana, tan· pakatuduḥhan· tan· kәna dituduḥ ña ma daḥ na hati katuduḥhan· nu mә/tu\kәn· hana, jati tan· ha <text:s text:c="13"/></text:p>
        </text:list-item>
      </text:list>
      <text:p text:style-name="P1"/>
      <text:p text:style-name="P1">280_Peti1a_Krpk19_15 <text:s/>&lt;&lt;r6&gt;&gt;</text:p>
      <text:p text:style-name="P1"/>
      <text:list text:style-name="L5">
        <text:list-item>
          <text:p text:style-name="P6"><text:soft-page-break/>na, luput· tan· hana, ña mana puhun· luput· jati <text:s/>tan· pakatuduḥhan· ña madyina dayәḥhan·nan·na ña mana visesa, vәna (nu ga l·)</text:p>
        </text:list-item>
        <text:list-item>
          <text:p text:style-name="P6">kәn· puhun· jati luput· laṁgәṁ sadakala, nu tan· paka — — tuduḥ, jati, ◉ luput· namana, luput· tan· panamana, luputa/n·\ paṅaran· </text:p>
        </text:list-item>
        <text:list-item>
          <text:p text:style-name="P6">na, nu tan· pakatuduḥ, puhun· ṅaranya ◉ b/e\°aḳ hegan· °agә — — s· hatә, bihәṁ luput·tan· katuduḥ, nis·kala tan· pana </text:p>
        </text:list-item>
        <text:list-item>
          <text:p text:style-name="P6">mana, tan· paṅaran·na, tan· pakatuduḥhan·nan·na, ña mana jati di puhun· niṁ luput· tan· pakatuduḥ di /pu\hun· luput· na jati pu <text:s text:c="13"/></text:p>
        </text:list-item>
      </text:list>
      <text:p text:style-name="P1"/>
      <text:p text:style-name="P1">280_Peti1a_Krpk19_14 <text:s/>&lt;&lt;v6&gt;&gt;</text:p>
      <text:p text:style-name="P1"/>
      <text:p text:style-name="P1">[27]</text:p>
      <text:list text:style-name="L6">
        <text:list-item>
          <text:p text:style-name="P8"><text:s/>n· tan· pakatuduḥ nu °agәs· pun· guhja °ini na puhun· vvat· mula, jati carita niṁ bәnәṙ, vvat· mula jati carita niṁ tan· panamana </text:p>
        </text:list-item>
        <text:list-item>
          <text:p text:style-name="P8">luput· carita tan· paṅaran·na, puhun· luput· carita, — — niṁ tan· pakatuduḥhan· ◉ lamun· hamo ñaho <text:s/>di jati carita </text:p>
        </text:list-item>
        <text:list-item>
          <text:p text:style-name="P8">jati niṁ bәnәṙ, hamo ñaho di jati di maneḥ, lamun· ñaho — — di puhun· jati carita, niṁ bәnәṙ, ñaho di jati di maneḥ, ñaho </text:p>
        </text:list-item>
        <text:list-item>
          <text:p text:style-name="P8">di jati bәniṙ di maneḥ kaliṅanyina, bәnәṙna tәgәr· na tәmәn· dәṁna °agәs· ñaho di °agәs· di jati di maneḥ pun· ṅaranyi na tәgә(r·) <text:s text:c="11"/></text:p>
        </text:list-item>
      </text:list>
      <text:p text:style-name="P1"/>
      <text:p text:style-name="P1"/>
      <text:p text:style-name="P1">280_Peti1a_Krpk19_13 <text:s/>&lt;&lt;r5&gt;&gt;</text:p>
      <text:p text:style-name="P1"/>
      <text:list xml:id="list547900700" text:style-name="L7">
        <text:list-item>
          <text:p text:style-name="P9">jati na bәniṙ laṁgәṁ na tәmәn· sadakala, na °agәs· punahun· jata tugal· jati laṁgәṁ sadakala, °iña kapagәḥhan· jati carita niṁ b(ә)n(әṙ)</text:p>
        </text:list-item>
        <text:list-item>
          <text:p text:style-name="P9">, ña kaliṅanya pun· ñaho di puhun· luput· jati ca/ri\ta, — — tan· pakatuduḥhan· ña puhun tutuṁ gatuṁ tutuṁ matuṁṅan· niṁ bvana,</text:p>
        </text:list-item>
        <text:list-item>
          <text:p text:style-name="P9">ti mana, bvana, mana, hatә bvana, hatә, hatә katuduḥha — — n·nan·na, hatә namana hatә ṅaran·na pun· °iña tu madyi na dayәḥ</text:p>
        </text:list-item>
        <text:list-item>
          <text:p text:style-name="P9">han·nan·na nu venaṁ ṅavises·kәn· °uraṁ sabvana, tan· panamana, tan· paṅaran·na, pun· ◉ °iña tu puhun· luput· tan· pa, <text:s text:c="12"/></text:p>
        </text:list-item>
      </text:list>
      <text:p text:style-name="P1"/>
      <text:p text:style-name="P1">280_Peti1a_Krpk19_12 <text:s/>&lt;&lt;v5&gt;&gt;</text:p>
      <text:p text:style-name="P1"/>
      <text:p text:style-name="P1">[28] </text:p>
      <text:list text:style-name="L8">
        <text:list-item>
          <text:p text:style-name="P10">katuduḥhan· ña mana hatә nama/na\, hatә ṅaran· pun· ◉ °itaña tu puhun· °uraṁ, mana vaya katuhan· sabvana, °uraṁ tan· panamana °iña puhun· </text:p>
        </text:list-item>
        <text:list-item>
          <text:p text:style-name="P10">luput· carita niṁ tan· pakatuduḥ, vvat· mula carita — — tan· pakatuduḥhan· vvat· mula carita niṁ tan· panama mula jati, </text:p>
        </text:list-item>
        <text:list-item>
          <text:p text:style-name="P10">carita niṁ tan· paṅaran· carita jati tan· hana, vvat· mula ca — — rita, jati nis·kala, pun· <text:s/>◉ sakitu °anakiṁ nu tan· hana l̥vәḥ niṁ laraṁ, </text:p>
        </text:list-item>
        <text:list-item>
          <text:p text:style-name="P10">°ajñana, °a°i(ṁ) maga(ḥ)han· sugan· nu hamo ñaho, titis· ñana na carita, ti nis·kala, na mula, jati bihәnala, na vvat· jati bihari, <text:s text:c="14"/></text:p>
        </text:list-item>
      </text:list>
      <text:p text:style-name="P1"/>
      <text:p text:style-name="P1">280_peti1a_krpk19_30 &lt;v14&gt;</text:p>
      <text:p text:style-name="P1"/>
      <text:list text:style-name="L9">
        <text:list-item>
          <text:p text:style-name="P11">na puhun· jati na, tan· pakatuduḥhan· saturun·na ti puhun· tumi/ti\s· ñana na carita ti nis·kala, cat· ka jati vvat· ni(ṁ) tuga;· ca/t·\ na jati mula (cat·) /vina\ — — <text:s text:c="2"/></text:p>
        </text:list-item>
        <text:list-item>
          <text:p text:style-name="P11">padita, vәnaṁ visesa, nugal·kin· ni tan· pakatuduḥ nihan·na — — n·na, niṁ °ajñana, dәṁ tina, tan· panamana, pun· saṁ padita, gәsan·na di vva </text:p>
        </text:list-item>
        <text:list-item>
          <text:p text:style-name="P11"><text:soft-page-break/>t· bvana, mula vvat· niṁ sunyi, bvana, jati nis·kala, tan· hana, tan· — — panamana, gәsan·na ña mana hatә katuduḥhan·nan·na, pun· saṁ padi </text:p>
        </text:list-item>
        <text:list-item>
          <text:p text:style-name="P11">ta, vaya, katitisan· ñana, na vat· mula niṁ °ajñana jati, pakәn·na gәlis· na patitiman· pakә(n·)na °edaḥ na rarasan· maka mulyi ta(ta) _ _ _ </text:p>
        </text:list-item>
      </text:list>
      <text:p text:style-name="P1"/>
      <text:p text:style-name="P1">280_peti1a_krpk19_31 &lt;r14&gt;</text:p>
      <text:p text:style-name="P1"/>
      <text:p text:style-name="P1">[29] </text:p>
      <text:list text:style-name="L10">
        <text:list-item>
          <text:p text:style-name="P12">niṁ sabda, satya niṁ °utama, maka prәmana, °ajñana, satyi va /pavita\ ñana, °edaḥ laraṁṅan· maka vidu tutuṙ vas·tu niṁ rahayu, maka tugal· °uraṁ l̥(ga ṅana ma) </text:p>
        </text:list-item>
        <text:list-item>
          <text:p text:style-name="P12">naḥ liṁlaṁ, satyi jati niṙmala, ma/ka\ visesa, nis· na cip·ta niṙmala, — — ◉ maka vastu nis· na jati saṁ hyaṁ yu, ◉ maka tugal· jati, manaḥ liṁlaṁ l̥ </text:p>
        </text:list-item>
        <text:list-item>
          <text:p text:style-name="P12">ga ṅәnaḥ nis· na niṙmala, padaṁ ca°aṁ rahina sada, di jatina, ca°aṁ sa — — dakala, °ini na jati puhun· , ñiñaṙ hibaṙ, hinaṙ, padaṁ ca°aṁ rahina sada, </text:p>
        </text:list-item>
        <text:list-item>
          <text:p text:style-name="P12">biraṁ ca°am sadakala, nu tan· pakatuduḥhan· °iña na puhun· hurip· nu /ma\ka ca°aṁ °uraṁ sabvana, nu tan· kә/na\ ku pәtәṁ, ja nu ma pәtәṁ tan· _ _ _ _ </text:p>
        </text:list-item>
      </text:list>
      <text:p text:style-name="P1"/>
      <text:p text:style-name="P1">280_Peti1a_Krpk19_11 <text:s/>&lt;&lt;r4&gt;&gt;</text:p>
      <text:p text:style-name="P1"/>
      <text:list xml:id="list726110841" text:style-name="L11">
        <text:list-item>
          <text:p text:style-name="P13">tәṁṅan· ku pәtәṁ, nu tan· kina ku kiñaṙ ku hibaṙ <text:s/>ku hina(ṙ), ja nu maka kiñaṙ hibar hinaṙ, tan· kәna ku pada ca°a(ṁ) rahina sada </text:p>
        </text:list-item>
        <text:list-item>
          <text:p text:style-name="P13">ja °eta na vvat· padaṁ ca°aṁ rahina sada, tan· kni ku bә — — raṁ ca°aṁ sadakala, ja na vvat· bәraṁ ca°aṁ sadakala, maka tu </text:p>
        </text:list-item>
        <text:list-item>
          <text:p text:style-name="P13">gal· ka puhun· ka nu maka jati laṁgәṁ sadakala, kitu ka — — liṅana na sada(ṁ) °agәs· ja ti punahun· ◉ °agәs· tan· kәna ku sadaṁ, </text:p>
        </text:list-item>
        <text:list-item>
          <text:p text:style-name="P13">nu ñaho di nu muka ñaho, ñaho kañaho°an· ja hatә katuduḥ ti nu hatә katuduḥhan· ña tu /na\ vvat· tan· panamana, ña mana hatә kәna <text:s text:c="8"/></text:p>
        </text:list-item>
      </text:list>
      <text:p text:style-name="P1"/>
      <text:p text:style-name="P1">280_Peti1a_Krpk19_10 <text:s/>&lt;&lt;v4&gt;&gt;</text:p>
      <text:p text:style-name="P1"/>
      <text:p text:style-name="P1">[10]</text:p>
      <text:list text:style-name="L12">
        <text:list-item>
          <text:p text:style-name="P14"><text:s/>na ku sadaṁ tan· kәna disadaṁṅan· ku sadaṁ, nu ñaho ja °eta nu ñәn· sadaṁ nu ñadaṁṅan· tan· kәna ku sadaṁ, ja nu ṅavayakәn· nu ñaho hatә kaña </text:p>
        </text:list-item>
        <text:list-item>
          <text:p text:style-name="P14">ho°an· ku nu ñaho, ja °eta nu /ma\ka ñaho di nu ñaho, ha — — mo kañaho°an· ku nu ma kañaho·, ja nu maka hatә katuduḥ ja nu ma </text:p>
        </text:list-item>
        <text:list-item>
          <text:p text:style-name="P14">kahatә nu maka hati katuduḥhan· ña tu nu ka tan· panamana, — — tan· /pa\katuduḥhan·nan·na, ña keḥ tugal· kaliṅana, /ka\ jati tan· paka </text:p>
        </text:list-item>
        <text:list-item>
          <text:p text:style-name="P14">tuduḥ, ka puhun· ña kaliṅanya sida, ka jati, pateg· ka °agәs· ◉ °ini turun·na ti puhun· ti luput· puhun· jatiniṁ tan· paka, <text:s/></text:p>
        </text:list-item>
      </text:list>
      <text:p text:style-name="P1"/>
      <text:p text:style-name="P1">280_peti1a_krpk19_24 &lt;v11&gt;</text:p>
      <text:p text:style-name="P1"/>
      <text:list text:style-name="L13">
        <text:list-item>
          <text:p text:style-name="P15">tuduḥ, cat· ka jati niṁ tan· pakatuduḥ ti jati cat· ka saṁ padita, di ña nigalan· vvat· mula tata niṁ ñana, mula jati tan· paka _ _ </text:p>
        </text:list-item>
        <text:list-item>
          <text:p text:style-name="P15">duḥhan· niṁ °ajñana, jati nu hati katuduḥhan· nu hati kana — — ma°an· nu hatә kaṅaran·nan· ña mana hatә katuduḥhan·nan·na _ </text:p>
        </text:list-item>
        <text:list-item>
          <text:p text:style-name="P15">kәn·na jati di puhun· sakәtu ti puhun· ka saṁ padita, — — kapitәṁgәlan· ti jati nis·kala, tan· hana, nigalan· saṁ padita, va _ _ _ </text:p>
        </text:list-item>
        <text:list-item>
          <text:p text:style-name="P15">jati tan· panama, tan· paṅaran· tuṁtuṁ na puhun· tan· pakatuduḥ, sakitu ti tan· hana, na panigalan· °ajñana /jati\, di saṁ padita, tini (ña)_ _</text:p>
        </text:list-item>
      </text:list>
      <text:p text:style-name="P1"/>
      <text:p text:style-name="P1">280_peti1a_krpk19_25 &lt;r11&gt;</text:p>
      <text:p text:style-name="P1"><text:soft-page-break/>[31]</text:p>
      <text:p text:style-name="P1"/>
      <text:list xml:id="list2334268179" text:style-name="L14">
        <text:list-item>
          <text:p text:style-name="P16">jati tan· pakatuduḥ· jati na luput· jati na bihәṁ, jati na hatә, na jati, nu mtu hana saketan· hana, ya na vva/t·\ na jati mula niṁ ṅarana _ _ _ _ _ </text:p>
        </text:list-item>
        <text:list-item>
          <text:p text:style-name="P16">ti nis·kala, di saṁ padita, saṁ padita, °agәs· katitisan· na jati, vva — — t· mula jati mataṅyan· teka vaya hu/ri\p· ta jati vvat· niṁ hurip· _ _ </text:p>
        </text:list-item>
        <text:list-item>
          <text:p text:style-name="P16">bvana, nis·kala, tan· hana, katuduḥhan· mataṁṅyan· teka vaya, — — hurip· niṁ bvana, ña mana dәdәg· na bvana, /kena ku na jati hurip· vas·tu niṁ bvana,\ <text:s/>ña mana gәlis· na bumi, ke(na) _ _ </text:p>
        </text:list-item>
        <text:list-item>
          <text:p text:style-name="P16">vaya na jati, hurip· na vidu jati tan· pavastu ◆ ña mana vaya na /ka\tu/duḥ\han· di bvana, sakala, nis·kala, kena vaya na jati, hurip· na jati ta _ _ </text:p>
        </text:list-item>
      </text:list>
      <text:p text:style-name="P1"/>
      <text:p text:style-name="P1">280_Peti1a_Krpk19_9 <text:s/>&lt;&lt;r3&gt;&gt;</text:p>
      <text:p text:style-name="P1"/>
      <text:list text:style-name="L15">
        <text:list-item>
          <text:p text:style-name="P17">katuduḥ ti °iña saṁ padita, ña mana, mә/tu\ katuduḥhan· ni °ajñana, kena ti puhun· °agәs· nu ñә°әn· bvana, matәmaḥhan· vaya </text:p>
        </text:list-item>
        <text:list-item>
          <text:p text:style-name="P17">kahan·nan· hatә na kahan·nan· bihәṁna kahan·nan· lu — — put·na kahan·nan· tan· pakatuduḥ, na kahan·nan· nis·kala </text:p>
        </text:list-item>
        <text:list-item>
          <text:p text:style-name="P17">na kahan·nan· tan· hana, na kan·nan· luput· katu — — duḥhan·nan· tan· panamana, na kahan·nan· ta/n·\ paṅaran·na, na kahan·na </text:p>
        </text:list-item>
        <text:list-item>
          <text:p text:style-name="P17">n· ja lu/pu\t· hatә katuduḥhan· na kahan·nan· ja luput· bvana, hatә /na kahan·nan·\ na kahan·nan· hatә luput· mana hatә namana, jati mana b(vana mana), ha </text:p>
        </text:list-item>
      </text:list>
      <text:p text:style-name="P1"/>
      <text:p text:style-name="P1">280_Peti1a_Krpk19_8 <text:s/>&lt;&lt;v3&gt;&gt;</text:p>
      <text:p text:style-name="P1"/>
      <text:p text:style-name="P1">[32]</text:p>
      <text:list text:style-name="L16">
        <text:list-item>
          <text:p text:style-name="P18">tә ja /ha\tә katuduḥhan· tan· kәna dibasa°an· tan· kәna dinama°an· tan· kәna diṅaran·nan· ◉ ñatu dayәḥhan·nan· nu (lu/pu\t·) t(i) puhu</text:p>
        </text:list-item>
        <text:list-item>
          <text:p text:style-name="P18">n· tan· kәna, dituduḥ ja ni ñi°әn· tan· pakatuduḥ, ja nu ñi°әn· tan· panama, ja nu ñi°әn· tan· ṅaran· ja nu ñi°әn· luput· ja nu ñi°әn· </text:p>
        </text:list-item>
        <text:list-item>
          <text:p text:style-name="P18">puhun· ja nu ñi°әn· luput· mana, ja nu ñi°әn· jati mana, ja nu ñi — — °әn· tan· hana, ja nu ñi°әn· nis·kala, ja /nu\ ñi°әn· tan· pakatu <text:s text:c="2"/></text:p>
        </text:list-item>
        <text:list-item>
          <text:p text:style-name="P18">han· ja nu ñi°әn· luput· ja nu ñi°әn· bihәṁ, ja nu ñi°әn· hatә, hatә katuduḥ, ◉ nu ñi°әn· puhun· rana jati tan· kәna, dituduḥ jati, <text:s text:c="3"/></text:p>
        </text:list-item>
      </text:list>
      <text:p text:style-name="P1"/>
      <text:p text:style-name="P1">280_peti1a_krpk19_36 &lt;v17&gt;</text:p>
      <text:p text:style-name="P1"/>
      <text:list text:style-name="L17">
        <text:list-item>
          <text:p text:style-name="P19">nu ñi°әn· puhun· na la(ṁ)gәṁ tan· kәna dituduḥ la(ṁ)gәṁ, nu ñi°әn· pu hun· sadakala, tan· kәna dituduḥ sadakala, nu ñi°әn· puhu(n·)</text:p>
        </text:list-item>
        <text:list-item>
          <text:p text:style-name="P19">n· na hurip· tan· kәna dituduḥ hurip· ja nu maka hurip· — — na hurip· tan· kpna di pati°an· ku pati ja mati°an· nu pati, di _</text:p>
        </text:list-item>
        <text:list-item>
          <text:p text:style-name="P19">pan· maṁmaṁ ka hirupә nu hirup· ña mana na jati tan· kina — — ku pati, tan· kina /ku\ hurip· ja /ha\tә ganal· hatә °alit· ja na ati ha _ </text:p>
        </text:list-item>
        <text:list-item>
          <text:p text:style-name="P19">duḥ, ja nu maka hatә ganal· ja nu maka hatә °alit· ja na puhun· jati tan· pakatuduḥ ja na puhun· jati hurip· na lagәṁ, tan· kәna di _ _ _ _ </text:p>
        </text:list-item>
      </text:list>
      <text:p text:style-name="P1"/>
      <text:p text:style-name="P1">280_peti1a_krpk19_37 &lt;r16&gt;</text:p>
      <text:p text:style-name="P1">[??]</text:p>
      <text:p text:style-name="P1"/>
      <text:list xml:id="list3914887112" text:style-name="L18">
        <text:list-item>
          <text:p text:style-name="P20">ña nu maka lagә(ṁ) nu laṁgә(ṁ), puhun· na jati hurip· na sadakala, tan· katuduḥ, ja nu maka sadakala, nnu sadakala, tan· katudu(ḥ)_ _ _ _ </text:p>
        </text:list-item>
        <text:list-item>
          <text:p text:style-name="P20"><text:soft-page-break/>lvat· mana, ja ti mana, ti mana bvana hatә nu ñi°әn· puhun· — — hatә katuduḥ ja tan· kәna dinama°an· tan· kәna diṅaran· _ _ _ </text:p>
        </text:list-item>
        <text:list-item>
          <text:p text:style-name="P20">n· luput· jati tan· paatuduḥ, vvat· jati mula tan· pa — — nama, vva/t·\ mula tan· paṅaran· ti puhun· nu tan· katuduḥ, nu tan· _ _ _ </text:p>
        </text:list-item>
        <text:list-item>
          <text:p text:style-name="P20">han· /nu\ tan· mә/tu\ tan· hana, ña na vvat· nu mәtukәn· na hana, sakeṁ tan· hana, mataṅyan· vaya katuduḥhan· nim °ajñana, tan· hana, (ti) _ _ <text:s text:c="2"/></text:p>
        </text:list-item>
      </text:list>
      <text:p text:style-name="P1"/>
      <text:p text:style-name="P1">280_peti1a_krpk19_32 &lt;v15&gt;</text:p>
      <text:p text:style-name="P1"/>
      <text:list xml:id="list2118988596" text:style-name="L19">
        <text:list-item>
          <text:p text:style-name="P21">ñi°әn· bvana jati tan· hana, bvana jati nis·kala, jati bva l̥ṅis· jati bvana laraṁ ◉ na jati sunyi hniṁ bvana heraṁ na jati niṙmala, gәsan· saṁ _ _ _ </text:p>
        </text:list-item>
        <text:list-item>
          <text:p text:style-name="P21">tugal· °ajñana, jati visesa, vvat· na hurip· jati mula mataṁ — — ṅyan· jati mula, niṁ °ajñana /na mula\, jasati saṁ manon· jati mula, (sa) _ _ _ </text:p>
        </text:list-item>
        <text:list-item>
          <text:p text:style-name="P21">na t· mula, jati prәmana, ◉ vvat· jati na °alit· vvat· mu — — la jati na cita, mula jati °acitya, taṁkal· jati na l̥ña _ _ _ </text:p>
        </text:list-item>
        <text:list-item>
          <text:p text:style-name="P21">(ci)niṁ l̥ñәp· jati mula nim l̥pas· jati vvat· niṁ l̥ṅis· vvat· jati na nis· /na\ hatә katuduḥ ◆ jati mula niṁ l̥ yat·na v(va) _ _ _ </text:p>
        </text:list-item>
      </text:list>
      <text:p text:style-name="P1"/>
      <text:p text:style-name="P1">280_peti1a_krpk19_33 &lt;r15&gt;</text:p>
      <text:p text:style-name="P1">[34]</text:p>
      <text:p text:style-name="P1"/>
      <text:list text:style-name="L20">
        <text:list-item>
          <text:p text:style-name="P22">°iṅәt· puhun· jati ni(ṁ) tutuṙ, vvat· jati niṁ hidәp· taka na mu/la\ jati niṁ sabda, na puhun· jati niṁ bayu, na mula jati niṁ rasa, na vva (t·) _ _ _ </text:p>
        </text:list-item>
        <text:list-item>
          <text:p text:style-name="P22"><text:span text:style-name="T3">p</text:span>uhun· vvat· jati kama ratiḥ vvat· jati niṁ bvana, tuṁtuṁ tәgә — — lan· jati carita, nis·kala tan· pakatuduḥ °eta na jati _ _ _ </text:p>
        </text:list-item>
        <text:list-item>
          <text:p text:style-name="P22"><text:span text:style-name="T3">k</text:span>әn· ṅahatәkәn· tan· kәna divakәn· ku vaya, tan· kә — — na di hatәkәn· ku hatә, ja na puhun· jati lagәṁ tan· pa (ka) _ _ _ </text:p>
        </text:list-item>
        <text:list-item>
          <text:p text:style-name="P22"><text:span text:style-name="T3">l</text:span>iṅaninya, sadaṁ saṁ padita, ti puhun· kana jati, tan· pakatuduḥ dipigәsan· nuduḥ na jati °ajñana, nuduḥhan· jati parayuga _ _ _ </text:p>
        </text:list-item>
      </text:list>
      <text:p text:style-name="P1"/>
      <text:p text:style-name="P1"/>
      <text:p text:style-name="P1">280_peti1a_krpk19_42 &lt;v20&gt;</text:p>
      <text:list xml:id="list867115156" text:style-name="L21">
        <text:list-item>
          <text:p text:style-name="P23">saṁ manon· puhun· jati mahurip· niṁ bvana, mana vaya, saṁ padita /nuduḥ\han· ka jati nis·kala, ka jati sakala, di jati bvana vvat· mula, </text:p>
        </text:list-item>
        <text:list-item>
          <text:p text:style-name="P23">niṁ devata, ka jati seda bvana ka bvana jati suda, di vvat· niṁ jati — — manusa, di haturra, manusa, bvana, mәkaḥ, di jati bvana cina, sakatuduḥ niṁ _ _ _ </text:p>
        </text:list-item>
        <text:list-item>
          <text:p text:style-name="P23">bvana, loka nu visesa, di desa, niṁ nusahataṙra sakitu di sa — — padita, ja °uraṁ °agәs· kavayakәn· paṁgay· ti puhun· ka tuduḥhan· ni(ṁ) _ _ </text:p>
        </text:list-item>
        <text:list-item>
          <text:p text:style-name="P23">°ajñana, bvana loka, ti puhun· kana jati di pipaṅәsi bumi laba paṛK ṅәsi°an· bvana laba, ṅәsi°an· bvana paṛK °ә(s)i _ _ _ _ </text:p>
        </text:list-item>
      </text:list>
      <text:p text:style-name="P1"/>
      <text:p text:style-name="P1">280_peti1a_krpk19_43 &lt;r20&gt;</text:p>
      <text:p text:style-name="P1">[35]</text:p>
      <text:p text:style-name="P1"/>
      <text:list text:style-name="L22">
        <text:list-item>
          <text:p text:style-name="P24"><text:span text:style-name="T4">s</text:span>arira, ja °agәs· pahi k°әsi°an· paṁgavay· na kahanan· jati mahu/ri\p· niṁ bvana, ti puhun· /na\ katu/duḥ\han· bvana loka pahi °ag(ә) _ _ _ _ _ _ _ _ </text:p>
        </text:list-item>
        <text:list-item>
          <text:p text:style-name="P24">tata ras· lim·pas· sarat· pas· prañana, jati mahurip· — — bvana loka, °agәs· pәpәk· pәniḥ nikaṁ bumi, °agәs· pasra lipas· _ _ </text:p>
        </text:list-item>
        <text:list-item>
          <text:p text:style-name="P24">rat· niṁ bvana, loka, sәsәk· pәṛd· bvana °i soṙ, maṁduhuṙ — — ◆◉ pәnuḥ ku katuduḥhan· niṁ °ajñana, pәnuḥ ku bayu pәnuḥ ku sabda, ka _ _ </text:p>
        </text:list-item>
        <text:list-item>
          <text:p text:style-name="P24">hidip· ku tutuṙ ku miṅәt· saṁ manon· pәnuḥ ku bvana, rasa, lavan· sarira pәnuḥ ku bumi, ku kuhanan· pәnuḥ ku duni°a, suci ta ya </text:p>
        </text:list-item>
      </text:list>
      <text:p text:style-name="P1"><text:soft-page-break/></text:p>
      <text:p text:style-name="P1">280_peti1a_krpk19_35 &lt;r16&gt;</text:p>
      <text:list text:style-name="L23">
        <text:list-item>
          <text:p text:style-name="P25">paramarata, niṁ bvana loka, ◉ saṁ padita, nuduḥhan· na paṁgavay· ti puhun· na jati bvana laṁgәṁ, ña mana °agәs· visesa, di na jati, na </text:p>
        </text:list-item>
        <text:list-item>
          <text:p text:style-name="P25">kahanan· tutuṙ laṁgәṁ, nu gu°an· jati na bvana, kitu di na prә — — tivi, di bvana lavan· °akṣa, tutuṙ laṁ gәṁ, jati ma mahurip· niṁ bvana, kitu </text:p>
        </text:list-item>
        <text:list-item>
          <text:p text:style-name="P25">tugal· na di vulan· vetaṁ °aditya tugal· laṁgәṁ tutuṙ ja — — ti mahurip· di bvana lavan· sarira, tutuṙ bәnәṙ, tәgәr· tәmәn· jati </text:p>
        </text:list-item>
        <text:list-item>
          <text:p text:style-name="P25">na laṁgәṁ namanya ◉ kitu °upamana, na ḷmaḥ lavan· laṁṅit· tugal· ti puhun· ka jati savvat· mahurip· lavan· b(vana) (prә)ti(vi) </text:p>
        </text:list-item>
      </text:list>
      <text:p text:style-name="P1"/>
      <text:p text:style-name="P1">280_peti1a_krpk19_34 &lt;v16&gt;</text:p>
      <text:p text:style-name="P1"/>
      <text:p text:style-name="P1">[36]</text:p>
      <text:list text:style-name="L24">
        <text:list-item>
          <text:p text:style-name="P26">°iña na jati, vvat· hurip· nikaṁ bvana loka, °gәlan· jati vvat· /mula\ jati, pusәṙran· niṁ bvana, mutya na jati, cita na jati pu (ja) na bvana, (ma) _ _ _ </text:p>
        </text:list-item>
        <text:list-item>
          <text:p text:style-name="P26">ṅyi vaya kahanan· na jati ña mana dәdәg· lagәṁ tutuṙ jati, hurip· — — bvana, jati prәtivi, mataṅyin· vaya kahanan· tәmaḥhan· hurip· nikaṁ ja </text:p>
        </text:list-item>
        <text:list-item>
          <text:p text:style-name="P26">gat· kitu kpagәḥhan· na jati bvana lavan· sarira, sakahiṅan· — — nan·na katuduḥhan· nim °ajñana, lamun· vaya tәmaḥhan· di bvana lavan· prәti </text:p>
        </text:list-item>
        <text:list-item>
          <text:p text:style-name="P26">vi, nu katuduḥn, vaya rupa reka vaṙna, ma/ka\di trәna tәne taru lata heno galuma, lamun· ron·ronnan· (°u)raṙraram·baran· lamun· neja gagә <text:s text:c="3"/></text:p>
        </text:list-item>
      </text:list>
      <text:p text:style-name="P1"/>
      <text:p text:style-name="P1"/>
      <text:p text:style-name="P1"/>
      <text:p text:style-name="P1">280_peti1a_krpk19_28 &lt;v13&gt;</text:p>
      <text:p text:style-name="P1"/>
      <text:list text:style-name="L25">
        <text:list-item>
          <text:p text:style-name="P27">d· saṙvva niṁ kakayon· makadi vaya ka saga tә/maḥ\han· nikaṁ jagat· nu katuduḥ l̥maḥ ca°i kayu batu, ma/ka\di saṙvva sato nikaṁ jagat· _ _ (sa)</text:p>
        </text:list-item>
        <text:list-item>
          <text:p text:style-name="P27">ri duhuṙ, °i darat·, °i ca°i paṁṅәsi loḥ lavan· tasik· sakeḥ — — kumilip· nikaṁ prәtivi, sakeḥ kumәdap· nikaṁ bvana, pada pahi kaṁ du(°um·)</text:p>
        </text:list-item>
        <text:list-item>
          <text:p text:style-name="P27">man· mahurip· rikaṁ sarira, pidaḥ ka sarira, sarira hurip· nikaṁ bvana, — — ṅaran·/na\ katuduhanya ◉ jati mahurip· mataṁṅyin· pasra niṁ desa, jati mataṁ </text:p>
        </text:list-item>
        <text:list-item>
          <text:p text:style-name="P27">ṅyәn· mahurip· pasra niṁ bvana, jati mataṁṅyin· mahurip· pasra, saṁgara hataraniṁ bvana, yan· katuduḥhanya ◉ lamun· dituduḥ jati patala tala (ka)</text:p>
        </text:list-item>
      </text:list>
      <text:p text:style-name="P1"/>
      <text:p text:style-name="P1">280_peti1a_krpk19_29 &lt;r13&gt;</text:p>
      <text:p text:style-name="P1">[37]</text:p>
      <text:p text:style-name="P1"/>
      <text:list text:style-name="L26">
        <text:list-item>
          <text:p text:style-name="P28">n· kәna dituduḥ (tala patala, na tala jadi ti patala patala,) jati bvana, tan· kәna dituduḥhan· _ _ _ _ _ _ _ , kәna dituduḥ ta </text:p>
        </text:list-item>
        <text:list-item>
          <text:p text:style-name="P28">la di °isoṙ tala sap·ta patala, niṁ tala, tan· kәna dituduḥ, — — di luhuṙ tala patala tala niṁ tala, di sa _ _ patala ◉, (°a) ci niṁ bvana loka</text:p>
        </text:list-item>
        <text:list-item>
          <text:p text:style-name="P28">tan· kina dituduḥ tala, ja na puhun· jati nu ñi°әn· bvana patala — — tala niṁ tala bvanaloka, sama(ṁka)na, katuduḥhan· ti jati niṁ tan· paka </text:p>
        </text:list-item>
        <text:list-item>
          <text:p text:style-name="P28">tuduḥ pun· ◆◆ °ini katuduḥhan· ti puhun· dәṁ ti jati jati mahurip· niṁ bvana, jati °ajñana, niṁ tan· pakatuduḥ, jati sadakala tan· pakatuduḥ </text:p>
        </text:list-item>
      </text:list>
      <text:p text:style-name="P1"/>
      <text:p text:style-name="P1">280_peti1a_krpk19_38 &lt;v18&gt;</text:p>
      <text:p text:style-name="P1"/>
      <text:list xml:id="list2544076540" text:style-name="L27">
        <text:list-item>
          <text:p text:style-name="P29">, ja/ga\ na lagәṁ tan· pakatuduḥ jati saṁ manon· pakatuduḥ, ja/ti\ saṁ visesa, tan· pakatuduḥ, ja/ti\ saṁ tugal· tan· pakatuduḥ, jati saṁ prәmana, tan· </text:p>
        </text:list-item>
        <text:list-item>
          <text:p text:style-name="P29"><text:soft-page-break/>pakatuduḥ, jati mataṅyin· tan· pakatuduḥ, jati niṁ °iyat· — — na, tan· pakatuduḥ, jati niṁ °iṅәt· tan· pakatuduḥ, jati niṁ tutuṙ, tan· pa </text:p>
        </text:list-item>
        <text:list-item>
          <text:p text:style-name="P29">katuduḥ, jati niṁ hidәp· tan· pakatuduḥ, jati niṁ sabda, tan· pa — — katuduḥ, jati niṁ bayu, tan· pakatuduḥ, jati niṁ rasa tan· pakatuduḥ, </text:p>
        </text:list-item>
        <text:list-item>
          <text:p text:style-name="P29">jati niṁ sarira, tan· pakatuduḥ, jati kama ratiḥ, tan· pakatuduḥ, jati bvana sarira, tan· pakatuduḥ, bvana jati niṁ °alit· _ _ _ _ _ _ _ </text:p>
        </text:list-item>
      </text:list>
      <text:p text:style-name="P1"/>
      <text:p text:style-name="P1">280_peti1a_krpk19_39 &lt;r18&gt;</text:p>
      <text:p text:style-name="P1">[38]</text:p>
      <text:p text:style-name="P1"/>
      <text:list xml:id="list2314033333" text:style-name="L28">
        <text:list-item>
          <text:p text:style-name="P30">tan· jati niṁ °acitya tan· kәna dituduḥ °acitya, jati na cita tan· kәna dituduḥ cita, jati na ḷñәp· tan· kәna dituduḥ _ _ _ _ _ _ </text:p>
        </text:list-item>
        <text:list-item>
          <text:p text:style-name="P30">ḷñәp· tan· kәna dituduḥ ḷñәp· jati na ḷṅis· tan· kә — — na dituduḥ ḷṅis· jati na nis· tan· kәna dituduḥ nis· jati niṁ pu/ru\sa, tan· kә</text:p>
        </text:list-item>
        <text:list-item>
          <text:p text:style-name="P30">na di tuduḥ ti purusa, jati kamokṣaḥhan· tan· kәna dituduḥ — — kamokṣaḥhan· jati na kaḷpasan· tan· kәna di tuduḥ /ka\ḷpasan· ja na </text:p>
        </text:list-item>
        <text:list-item>
          <text:p text:style-name="P30">jati nis·kalana, tan· pakatuduḥhan·nan·n ni(ṁ) °ajñana, nis·kala, tan· panamana, tan· ṅaran·na, jati nu nama°an· tan· kpna dinama°an· jati nu ṅa</text:p>
        </text:list-item>
      </text:list>
      <text:p text:style-name="P1"/>
      <text:p text:style-name="P1"/>
      <text:p text:style-name="P31">280_peti1a_krpk19_40 &lt;v19&gt;</text:p>
      <text:p text:style-name="P31"/>
      <text:list text:style-name="L29">
        <text:list-item>
          <text:p text:style-name="P32">ran·nan· tan· padiṅaran· ja na jati tan· katuduḥhan· ku °ajñana °uraṁ sabvana, di nu sakala, di nu nis·kala, ja na puhun· jati dañәhan·nan·na _ </text:p>
        </text:list-item>
        <text:list-item>
          <text:p text:style-name="P32">°uraṁ sabvana, jati tan· pakatuduḥ, di jati bvana, lavan· sarira, — — samaṁkana °ajñana, katuduḥhan· ti puhun· ka jati, pun· ◆◆ °ini na sap· </text:p>
        </text:list-item>
        <text:list-item>
          <text:p text:style-name="P32">ta °ajñana,jati ti puhun· sugan· vaya, di nu tihila, di nu padәri — — , ti nu sakala, ti nu nis·kala, sugan· vaya nu milaṁṅan· °iña, na tata °a </text:p>
        </text:list-item>
        <text:list-item>
          <text:p text:style-name="P32">jñana, di kakuraṁṅan·nan· tata°an· °ajñana, sugan· di pajaṙkәn· ñasabkәn· maka ṅuni di kaluluput·tan·na·na, na (ka) _ _ _ _ _ _ _ _ <text:s text:c="2"/></text:p>
        </text:list-item>
      </text:list>
      <text:p text:style-name="P31"/>
      <text:p text:style-name="P31">280_peti1a_krpk19_41 &lt;r19&gt;</text:p>
      <text:p text:style-name="P31">[39]</text:p>
      <text:p text:style-name="P31"/>
      <text:list text:style-name="L30">
        <text:list-item>
          <text:p text:style-name="P33">sugan· dipajṙkәn· ṅaduhuṁkәn· nu °agәs· /vrәruḥ\ di puhun· sugan· vaya nu miliḥhan· °iña di na °iña, di na la°in· vәnaṁ ju _ _ _ _ _ _ _ _ _ </text:p>
        </text:list-item>
        <text:list-item>
          <text:p text:style-name="P33">ya nu milaṇṅan· ñana, tata katuduḥhan· niṁ °ajñana, nu °iyatna, di — — taṁkal· nu °ilik· di jati, sugan· vaya na padita, parasatya, °agәs· (ci) </text:p>
        </text:list-item>
        <text:list-item>
          <text:p text:style-name="P33">ta °araj·ñana, °avas· dirasa, °agәs· °ilik· di °alit· — — cәta tәhәṙ na °iyatna, parekos· tәhәṙ na ñaho, °iṅәt· tәhәṙ (sa) </text:p>
        </text:list-item>
        <text:list-item>
          <text:p text:style-name="P33">nәṙ, °agәs· rapuṁ puput· vәruḥ tatas· latas· titis· latis· cita °avas· di rasana, °agәs· tәrus· manaravaṁ /niṁ bvana\, puput· vәru paritama, ta(ta) <text:s text:c="4"/></text:p>
        </text:list-item>
      </text:list>
      <text:p text:style-name="P31"/>
      <text:p text:style-name="P31">280_peti1a_krpk19_27 &lt;r12&gt;</text:p>
      <text:p text:style-name="P31">[10]</text:p>
      <text:p text:style-name="P31"/>
      <text:list text:style-name="L31">
        <text:list-item>
          <text:p text:style-name="P34"><text:s/>(va) ku na ka(ba)sa°an· ja na jati, tan· kabava ku ci(ta) laṁgana ña(na) ku nu cita ṅagivaṁ ñana, hayva sikara visesa, hayva saṁhara prәjña, sikara basa (sikara) </text:p>
        </text:list-item>
        <text:list-item>
          <text:p text:style-name="P34">jñana, hayva sikara daṙma pun· lamun· vaya nu mikaṙma °iña, padita — — parasatya papada syi ditapa, di pada jam·ma vayaṁ vayaṁ sәkaṙ rava ja tu(lus·) pu </text:p>
        </text:list-item>
        <text:list-item>
          <text:p text:style-name="P34">paka papa, pun· lamun· vaya nu visesa, mataṁ desa, pada syi puṙ — — carita, ratu prәbu, lamun· mikaṙma, °iña sikara visesa, vayaṁ vayaṁ sә(ka) </text:p>
        </text:list-item>
        <text:list-item>
          <text:p text:style-name="P34"><text:soft-page-break/>rava ja tulus· tapa ka papa, lamun· vaya nu mikaṙma °iña, ñaho di vvat jati saṁ hyaṁ hayu, vayaṁ vayaṁ sәkaṙ ravaja tulus·, tu paka soṙga devata, (ka) </text:p>
        </text:list-item>
      </text:list>
      <text:p text:style-name="P31"/>
      <text:p text:style-name="P31">280_peti1a_krpk19_22 &lt;r10&gt;</text:p>
      <text:p text:style-name="P31"/>
      <text:list xml:id="list3834800903" text:style-name="L32">
        <text:list-item>
          <text:p text:style-name="P35">jati nis·kala, pun· ◆◉ ñaho kadi kaliṅaniṁ jati vuruṅan· tapa, mana papa hatә ñaho di jati nu ñi°әn· tapa mana papa nu ditapa, kena ha _ </text:p>
        </text:list-item>
        <text:list-item>
          <text:p text:style-name="P35">ñaho di jati di maneḥ lamun· ñaho di jati nu ji°әn· — — tapa, muku papa, ja jati dayәḥn· hapa, tan· kәna dituduḥ tapa, pun· ◉ ña </text:p>
        </text:list-item>
        <text:list-item>
          <text:p text:style-name="P35">ñaho kadi kaliṅaniṁ tugal· ba tugal· ñaho kadi kaliṅa — — niṁ bәnәṙ, bәnәṙ, ñaho kadi kaliṅaniṁ tәgәṙ, tәgәṙ, ñaho kadi kaliṅaniṁ </text:p>
        </text:list-item>
        <text:list-item>
          <text:p text:style-name="P35">tәm·mәn· tәmәn· ñaho kadi kaliṅaniṁ jati, jati ñaho kadi kaliṅaniṁ laṁgәṁ, laṁgәṁ, ñaho kadi kaliṅaniṁ sadakala, sadakala, ñaho <text:s text:c="11"/></text:p>
        </text:list-item>
      </text:list>
      <text:p text:style-name="P31"/>
      <text:p text:style-name="P31">280_peti1a_krpk19_23 &lt;v10&gt;</text:p>
      <text:p text:style-name="P31">[41]</text:p>
      <text:p text:style-name="P31"/>
      <text:list text:style-name="L33">
        <text:list-item>
          <text:p text:style-name="P36">kadi kaliṅaniṁ puhun· puhun· ñaho kadi kaliṅaniṁ °agәs· °agәs· ñaho kadi kaliṅaniṁ hatә, hatә, ñaho kadi kaliṅaniṁ tan· pakatuduḥ </text:p>
        </text:list-item>
        <text:list-item>
          <text:p text:style-name="P36">han· ñaho di kaliṅaniṁ tan· panama, tan· panama, ñaho di ka — — liṁṅaniṁ tan· paṅaran· ña na luput· puhun· tan· pakatuduḥhan·(nan·na)</text:p>
        </text:list-item>
        <text:list-item>
          <text:p text:style-name="P36">/tan· pakatuduḥhan·\ °ajñana °uraṁ sabvana di nu saka/la\, di nu nis·kala, ja hatә tan· pakatu — — duḥ, ja bihәṁ tan· pakatuduḥ ja luput· tan· pakatuduḥ, ja tan· pakatuduḥ </text:p>
        </text:list-item>
        <text:list-item>
          <text:p text:style-name="P36">Tan· kәna dituduḥ, ja nis·kala, tan· pakatuduḥ ja tan· hana, tan· pakatuduḥ tan· panamana, tan· paren·najñana puhun· luput· maka la (pa _ ) <text:s text:c="10"/></text:p>
        </text:list-item>
      </text:list>
      <text:p text:style-name="P31"/>
      <text:p text:style-name="P31">280_Peti3b_LtrCiburuyIII_3 &lt;&lt;v11&gt;&gt;</text:p>
      <text:p text:style-name="P31"/>
      <text:list text:style-name="L34">
        <text:list-item>
          <text:p text:style-name="P37">_ _ _ _ ḥhan· niiṁ tan· paṅaran· ja luput· nu /ma\ka luput· ni(ṁ) tan· pakatuduḥhan· tan· panama ja nu maka luput· nu luput· luput·na </text:p>
        </text:list-item>
        <text:list-item>
          <text:p text:style-name="P37">niṁ tan· pakatuduḥhan· niṁ tan· hana, ja nu maka luput· nu luput· lu — — put·na tan· pakatuduḥhan· na niskala, ja nu maka luput· nu luput· </text:p>
        </text:list-item>
        <text:list-item>
          <text:p text:style-name="P37">luput·na tan· pakatuduḥ ti nu luput· tan katuduḥ, ja nu maka lu — — put· nu luput· luput·na tan· pakatuduḥ, ti nu luput ja nu maka </text:p>
        </text:list-item>
        <text:list-item>
          <text:p text:style-name="P37">luput· nu luput· luput·na tan· pakatuduḥ, na bihәṁ, ja nu maka luput· nu luput· luput·na tan· pakatuduḥ tina hatә, ja nu maka hatә ka </text:p>
        </text:list-item>
      </text:list>
      <text:p text:style-name="P31"/>
      <text:p text:style-name="P31">280_Peti3b_LtrCiburuyIII_15 &lt;&lt;r8&gt;&gt;</text:p>
      <text:p text:style-name="P31"/>
      <text:list xml:id="list2818495963" text:style-name="L35">
        <text:list-item>
          <text:p text:style-name="P38">tuduḥhan·nan·, lamun· ñaho ma di kaliṅanyi di °agәs· hatә katuduḥhan·nan·na, ñaho di °agәs· di jati °agәs· di maneḥ ñaho di pu </text:p>
        </text:list-item>
        <text:list-item>
          <text:p text:style-name="P38">hun· °agәs· di maneḥ ñaho di °agәs· °agәs· di maneḥ, °agә — — s· hatә katuduḥhan·nan·na, ṅaranyi, kaliṅanyi ñaho di jati di maneḥ la </text:p>
        </text:list-item>
        <text:list-item>
          <text:p text:style-name="P38">mun· hatә ñaho di jati °agәs· hatә katuduḥ, di puhun· °agәs· — — hatә katuduḥ, di °agәs· hatә katuduḥ lamun· ñaho di kaliṅanya ña </text:p>
        </text:list-item>
        <text:list-item>
          <text:p text:style-name="P38">ho di jati di maneḥ, lamun· hatә ñaho di kaliṅanya hatә ñaho di jati di maneḥ pun /◉\ °ini nu ñi°әn· °ajñana pipañaliduṁṅan·nәn· cәta prәña °araj·ñana <text:s text:c="13"/></text:p>
        </text:list-item>
      </text:list>
      <text:p text:style-name="P31"/>
      <text:p text:style-name="P31">280_Peti3b_LtrCiburuyIII_14 &lt;&lt;v8&gt;&gt;</text:p>
      <text:p text:style-name="P31"/>
      <text:list text:style-name="L36">
        <text:list-item>
          <text:p text:style-name="P39"><text:s/>saṁ hyaṁ °ajñana dipitәgalan· ṅajñana, vaya nu dipidunuṁṅan· tutuṙ tan· pa katuduhan· dipigәsan· nuduḥhan· ka nu tan· panama, ka nu tan· paṅara</text:p>
        </text:list-item>
        <text:list-item>
          <text:p text:style-name="P39"><text:soft-page-break/>n· ka nu tan· pakatuduḥhan·nan·na, ka nu tan· mәtu ka nu tan· hana, — — ka nu nis·kala, ka nu hana, jati parayuga katuduḥhan· niṁ °ajñana </text:p>
        </text:list-item>
        <text:list-item>
          <text:p text:style-name="P39">jati °uraṁ, sabvana, di nu sakala, di nu nis·kala, di nu tan· hana, — — lamun· dek· ñaho di jati di maneḥ tigal·kәn· na tәs·na saṁ sa </text:p>
        </text:list-item>
        <text:list-item>
          <text:p text:style-name="P40">(hyaṁ) (drә)byi kabeḥ ti sarira, tugal·kәn· kabәniṙ, bәnәṙ tugal·kәn· katәgәr· tәgәr· tugal·kәn· katәm·mәn· tәm·mәn· tugalkәn· <text:s text:c="4"/></text:p>
        </text:list-item>
      </text:list>
      <text:p text:style-name="P41"/>
      <text:p text:style-name="P41">280_Peti3b_LtrCiburuyIII_9 &lt;&lt;r5&gt;&gt;</text:p>
      <text:p text:style-name="P41"/>
      <text:list text:style-name="L37">
        <text:list-item>
          <text:p text:style-name="P42"><text:s/>_ (ka jati ja) ti, tugal·kәn· ka lagәṁ, lagәṁ, tugal·kәn· ka sadakala, sadakala, tugal·kәn· ka puhun· puhun· tugal·kәn· ka </text:p>
        </text:list-item>
        <text:list-item>
          <text:p text:style-name="P42">_ °agәs· °agәs· tugal·kәn· kahatә, hatә tugal·kә — — n· ka tan· pakatuduḥhan·nan·na, ka tan·panamana, ka tan· pa </text:p>
        </text:list-item>
        <text:list-item>
          <text:p text:style-name="P42">_ rana, sakitu na piguna°әn· lamun· dek· ñaho di jati — — di puhun· di °agәs· °agәs· hatә katuduḥhan·nan·na sakitu lamu</text:p>
        </text:list-item>
        <text:list-item>
          <text:p text:style-name="P42">_ _ na kapiguna, ñi°aṙ jati soraṅan· pun· ◉ °ini na sadaṁ ti jati, turun·na ti puhun· nu ṅyitna°an· na jati, dihinaṙran· tan· kahinaṙra</text:p>
        </text:list-item>
      </text:list>
      <text:p text:style-name="P41"/>
      <text:p text:style-name="P41"/>
      <text:p text:style-name="P31">280_Peti3b_LtrCiburuyIII_28 &lt;&lt;v15&gt;&gt;</text:p>
      <text:p text:style-name="P31"/>
      <text:list text:style-name="L38">
        <text:list-item>
          <text:p text:style-name="P43">_ _ _ (ha)n· sabda, tan· hdip·, tan· vulan· tan· ven·taṁ tan· °aditya, tan· kukus· tan· saṁhub· niṙ si°uḥ tan· ha </text:p>
        </text:list-item>
        <text:list-item>
          <text:p text:style-name="P43">nanya kabeḥ, ◆◆◉ °ini na piguna°en· tәmәn· pakәn· na diri — — ti bumi, pakәn· nigal·kәn· jati bvana lavan· sarira, na pakәn· ṅahusiṙ, </text:p>
        </text:list-item>
        <text:list-item>
          <text:p text:style-name="P43">na jati, pakin· ṅadokap· ka taṁkal· pakәn· na cudu, ka pu — — hun· paṁkat· na jati, ti sunyi nis· na niṙmala, ti sunya l̥ñәp· na ni </text:p>
        </text:list-item>
        <text:list-item>
          <text:p text:style-name="P43">s· trәs·na, ti sun· nis· na l̥ñip· ni/s· da\ saṁsaya, ti sunya l̥ñip· na l̥pas· niṙmala, ti jati l̥ñәp· na l̥ṅis· na nis· na satyi, /na\ °ati <text:s text:c="4"/></text:p>
        </text:list-item>
      </text:list>
      <text:p text:style-name="P31"/>
      <text:p text:style-name="P31">280_Peti3b_LtrCiburuyIII_29 &lt;&lt;r15&gt;&gt;</text:p>
      <text:p text:style-name="P31"/>
      <text:list text:style-name="L39">
        <text:list-item>
          <text:p text:style-name="P44">s· tina, ti°is·na ṅәnaḥna, manaḥ liṁlaṁna tugal·na, ciciṁna, jatina, laṁgәṁna, lamun·na pakat· na jati ti sarira, nigal·kәn· na jati </text:p>
        </text:list-item>
        <text:list-item>
          <text:p text:style-name="P44">kahan·nan· tan· parasana, nigal·kәn· na kal̥pas·san· — — kamokṣaḥhan· pakәn·na paṁkat· ti l̥ñap· pakәn·na di </text:p>
        </text:list-item>
        <text:list-item>
          <text:p text:style-name="P44">ti l̥ṅit· pakәn· nigal·kәn· na katuduḥhan· di sarira, paṁ — — kat· na jati ti sarira hatә l̥paṁ teka tәka, hatә /tә\ka teka, </text:p>
        </text:list-item>
        <text:list-item>
          <text:p text:style-name="P44">_ _ _ _ _ (lamu)n· pakat· ti sarira, teka hatә ti sarira, paṁkat· nalac· hatә ti sarira, teka sida, tan· paparana, na jati sakәdap· <text:s text:c="7"/></text:p>
        </text:list-item>
      </text:list>
      <text:p text:style-name="P31"/>
      <text:p text:style-name="P31">280_Peti3b_LtrCiburuyIII_6 &lt;&lt;r2&gt;&gt;</text:p>
      <text:list text:style-name="L40">
        <text:list-item>
          <text:p text:style-name="P45">sida °agәs· ka jati, °agәs· ka doṁkap· na taṁkal· °agәs· cuduk· ka puhun· ka °agәs· hatә katuduḥhan·nan·na, pun· ◆◆</text:p>
        </text:list-item>
        <text:list-item>
          <text:p text:style-name="P45">°ini na paritaḥ pakәn· paṁkat· ti sarira jati, lamun· diri ti l̥ — — tik· nәt· tә l̥ñәp· ti sunyi °alit· l̥ñap· niṁ ñana, paṁkat· ti °a </text:p>
        </text:list-item>
        <text:list-item>
          <text:p text:style-name="P45">citya, lac· mana hatә ti l̥ñәp· l̥ñәp· mana teka sida, — — sakaparan·na nis·kala, sakәdap· °agәs· sida, sajati tan· ha </text:p>
        </text:list-item>
        <text:list-item>
          <text:p text:style-name="P45">na, ka sida, sakaparana, ka jati tan· panama, ka jati tan· paṅaran· ka sida, luput· jati tan· pakatuduḥhan·nan·na ka jati °agәs· vise <text:s text:c="5"/></text:p>
        </text:list-item>
      </text:list>
      <text:p text:style-name="P31"/>
      <text:p text:style-name="P31"><text:s text:c="2"/>280_Peti3b_LtrCiburuyIII_5 &lt;&lt;v2&gt;&gt; <text:s text:c="9"/></text:p>
      <text:p text:style-name="P31"><text:soft-page-break/></text:p>
      <text:list text:style-name="L41">
        <text:list-item>
          <text:p text:style-name="P46">sa dayәḥhanan·na pun· ◆◆◉ °ini hatә katuduḥhan·nan·na pakәn· °agәs· pahem· kaviha pakәn· l̥ṅit· ti jati, pakәn pupu <text:s/></text:p>
        </text:list-item>
        <text:list-item>
          <text:p text:style-name="P46">s· ti puhun· pakәn· luput· ti tan· pakatuduḥ, pakәn·na paṁka — — t· l̥ñap· ti tan· panama, pakәn·na hilaṁ sakәdap· tan· paparan·na</text:p>
        </text:list-item>
        <text:list-item>
          <text:p text:style-name="P46">hilaṁ ti tan· paṅaran·na sakәdap· sida lana: hatә katuduḥhan·, — — teka sida, tan·/pa\ paran·na, sakәdap· sida mana lu/pu\t· puhun· sida ma </text:p>
        </text:list-item>
        <text:list-item>
          <text:p text:style-name="P46">na, luput· tan· pakatuduḥhan·nan·na, sakәdap· sida, °agәs· dataṁ ka vit· madyina tan· pakatuduḥhan·nan·na pun·◆◆◉ sakitu lamu <text:s text:c="7"/></text:p>
        </text:list-item>
      </text:list>
      <text:p text:style-name="P31"/>
      <text:p text:style-name="P31">280_Peti3b_LtrCiburuyIII_13 &lt;&lt;r7&gt;&gt;</text:p>
      <text:p text:style-name="P31"/>
      <text:list text:style-name="L42">
        <text:list-item>
          <text:p text:style-name="P47">_ _ _ °iyat·nakәn· na puhun· vvat mula, jati kapulaṁṅan· paṁṅuvus· na jati saṁ hyaṁ hayu, paṁṅuvus· na puhun· luput· na jati tan· pakatuduḥ </text:p>
        </text:list-item>
        <text:list-item>
          <text:p text:style-name="P47">_ _ _ paṁṅuvus· na jati saṁ manon· paṁṅuvus· na jati ajñana, paṁṅuvu — — s· na jati mahurip· niṁ bvana, paṁṅuvus· °ajñana, jati tan· pakatuduḥhan· </text:p>
        </text:list-item>
        <text:list-item>
          <text:p text:style-name="P47">_ _ _ ka lamun· dek· ñaho di puhun· jati di maneḥ, pun mula mo — — laraṁṅan·kәn· maka tәmәn· mulah di maka r<text:span text:style-name="T5">e</text:span>°a nu ñaho e—</text:p>
        </text:list-item>
        <text:list-item>
          <text:p text:style-name="P47">_ _ _ na °eta na jati, laraṅan· ti nis·kala, pun· ◆◆◉ sahuṙ nu natu, °anakiṁ nu tan· hana l̥viḥ niṁ laraṁ °ajñana mulaḥ mo °iyat·nakәn· na jati <text:s text:c="13"/></text:p>
        </text:list-item>
      </text:list>
      <text:p text:style-name="P31"/>
      <text:p text:style-name="P31">280_Peti3b_LtrCiburuyIII_12 &lt;&lt;v7&gt;&gt;</text:p>
      <text:p text:style-name="P31"/>
      <text:list xml:id="list935261194" text:style-name="L43">
        <text:list-item>
          <text:p text:style-name="P48">_ lavan· sarira, °iyat·nakәn· na puhun· musuḥ saṁ hyaṁ hayu, °iyat·nakәn· saṁkan· niṁ sabda, taṁkal· tulak· tala, saṁhara, pana bay·baya /ganal\, mi/°a\liḥ <text:s text:c="3"/></text:p>
        </text:list-item>
        <text:list-item>
          <text:p text:style-name="P48">_ mulaḥ dimaka nәm·puḥ di sarira, lamun·na nәm·puḥ di sa — — rira, na ganal· na nәmu ma/la\, pamedana, na nis·kala, papa, sarira, lamu </text:p>
        </text:list-item>
        <text:list-item>
          <text:p text:style-name="P48">_ mo °iyat·na di jati, di maneḥ pun· ◆◉ °iyat·nakәn· na — — vvit, mula akapada, taṁkal· tulak· hala, saṁhara, panabay· baya, </text:p>
        </text:list-item>
        <text:list-item>
          <text:p text:style-name="P48">_ na, °iyat·nakәn· na jati, vvat· niṁ budikaliṅa, °iyat·nakәn· na jati vvat· niṁ sadi panadi, puhun· na tutuṙ guru, lagu, °iyat·nakәn·</text:p>
        </text:list-item>
      </text:list>
      <text:p text:style-name="P31"/>
      <text:p text:style-name="P31">280_Peti3b_LtrCiburuyIII_21 &lt;&lt;r11&gt;&gt;</text:p>
      <text:p text:style-name="P31"/>
      <text:list text:style-name="L44">
        <text:list-item>
          <text:p text:style-name="P49">na ti vvat mula sadi sadaya niṁ °ajñana, cәcә, padalisana, °iyat·nakәn· na jati vvat·nyi hәhәḥ tәtә°iṁ, kena °iña na jati °iña na puhun· gu </text:p>
        </text:list-item>
        <text:list-item>
          <text:p text:style-name="P49">ru /na\ vvat sikṣa guru, daṙma pitutuṙ·, vvat mula daṙma sikṣa, dasa si — — la, paca sikṣa, na jati vvat niṁ °ulaḥ pamali, <text:s/>°iyat·/na\kәn· puhun·, </text:p>
        </text:list-item>
        <text:list-item>
          <text:p text:style-name="P49">musuḥ, l̥buḥ talapak·kan· °upadrava cadi sakti saṁ padita, — — ◆◉ mulaḥ mo °iyat· °iyat·na, na jati di saṁ hyaṁ sikṣa, mulaḥ </text:p>
        </text:list-item>
        <text:list-item>
          <text:p text:style-name="P49">dek· nәbuk· puhun· ṅarupak· hada, °ulaḥ ṅaleṁkaḥhan· daṁda, ṅalivatan· sipat· vataṁ, °ulaḥ pamali, lamun· hamo ñaho di kaliṅa </text:p>
        </text:list-item>
      </text:list>
      <text:p text:style-name="P31"/>
      <text:p text:style-name="P31">280_Peti3b_LtrCiburuyIII_20 &lt;&lt;v11&gt;&gt;</text:p>
      <text:p text:style-name="P31"/>
      <text:list text:style-name="L45">
        <text:list-item>
          <text:p text:style-name="P50">nyi °ulaḥ pamali, °eta puhun· musuḥ, taṁkal· saṁhara, na mula panabay·baya, taṁkal· mala, kali saṁhara papa sarira pun· lamun· ha </text:p>
        </text:list-item>
        <text:list-item>
          <text:p text:style-name="P50">mo ñaho ma di budi kaliṅana, na °ulaḥ kәna ku sajata saṁ hyaṁ — — sikṣa, dasa sila, paca sikṣa, lamun· kәna ku °ulaḥ ma, di ga</text:p>
        </text:list-item>
        <text:list-item>
          <text:p text:style-name="P50">nal· niṁ sarira, syi nәmu dosa, kәna ku cәda veda°an· duka — — dopara, dirurud· dirapas· ñadaṁ hutaṁ, katәbus· kapiha </text:p>
        </text:list-item>
        <text:list-item>
          <text:p text:style-name="P50"><text:soft-page-break/>la sarira, sakagәsan· na maṁkuk· hulun· hatә mәnaṁ buṅaḥ, sakagәsan·na pa kapibahada, ku pada jan·ma, sakitu kahuvusan· <text:s text:c="4"/></text:p>
        </text:list-item>
      </text:list>
      <text:p text:style-name="P31"/>
      <text:p text:style-name="P31">280_Peti3b_LtrCiburuyIII_8 &lt;&lt;r3&gt;&gt;</text:p>
      <text:p text:style-name="P31"/>
      <text:list text:style-name="L46">
        <text:list-item>
          <text:p text:style-name="P51">_ _ nan·na jan·ma mәnaṁ °ulaḥ, nu hatә ñaho di jati di maneḥ pun· lamun· di nis·kalana, kәna ku kavaḥ, °iya mamala, papa nis·kala, sa</text:p>
        </text:list-item>
        <text:list-item>
          <text:p text:style-name="P51">_ rira, samaṁkana °agәs·nya pun· ◆◉ kaliṅanya pamali ma, — — di ganal· sariranya, kәna ku cakra, sajata, saṁ hyaṁ daṙma siksa dasa si </text:p>
        </text:list-item>
        <text:list-item>
          <text:p text:style-name="P51">_ la, paca sikṣa, kәna ku puhun· musuḥ ku taṁkal· saṁhara kәna — — ku taṁkal· pana baybaya, °agәs· kәna ku cadu sakti saṁ visesa, </text:p>
        </text:list-item>
        <text:list-item>
          <text:p text:style-name="P51">_ °agәs· kәna ku loka sabda sarat· nikaṁ jagat· kaliṅanya pamali, pa°eḥ kahuvusan·nya, sakitu nu hatә ñaho di jati di ma § </text:p>
        </text:list-item>
      </text:list>
      <text:p text:style-name="P31"/>
      <text:p text:style-name="P31">280_Peti3b_LtrCiburuyIII_7 &lt;&lt;v3&gt;&gt;</text:p>
      <text:p text:style-name="P31"/>
      <text:list text:style-name="L47">
        <text:list-item>
          <text:p text:style-name="P52">_ _ _ naḥ pun· nu hatә °iyat·na di sarira nu mrәraṁ °ulaḥ nu mapag· taṁkal· nu ṅarupak· hada, <text:s/>nu ṅal̥paṁṅan· vataṁ sipat· saṁ hyaṁ sivaya, na °ulaḥ pa </text:p>
        </text:list-item>
        <text:list-item>
          <text:p text:style-name="P52">_ _ _ li, hamo mañaho di jati di maneḥ, kәna ku sajata sikava — — bala, ku cakra, si hadabvana, karuruḥ ku musuḥ ganal· musuḥ °alit· </text:p>
        </text:list-item>
        <text:list-item>
          <text:p text:style-name="P52">_ _ _ kasam·pak· kahadaṁ lapaḥ, ku kala saṁhara, pana baybaya, ta — — lamun·na nәpuḥ di sarira sakagәsan· nәmu malaḥ bala ditaba°an· °a</text:p>
        </text:list-item>
        <text:list-item>
          <text:p text:style-name="P52">_ _ _ gәs· bala, na kala, kali saṁhara, papa sarira, sakitu ma nu mrәraṁ °ulaḥ, nu hatә ñaho di jati, kasam·pak· kahadaṁ lapaḥ sakaparan·na nәmu saṁha <text:s text:c="8"/></text:p>
        </text:list-item>
      </text:list>
      <text:p text:style-name="P31"/>
      <text:p text:style-name="P31">280_peti1d_krpk29_ltr17_2 &lt;—&gt;</text:p>
      <text:p text:style-name="P31"/>
      <text:list xml:id="list1033958981" text:style-name="L48">
        <text:list-item>
          <text:p text:style-name="P53">_ _ _ _ _ _ _ maka vuruṁ tutuṙ, vuruṁ mә/tu\ vuruṁ reka vuruṁ rupa, vuruṁ vaṙna, tan· mә/tu\ gana· tan· mә/tu\ °alit· tan· mә/tu\ hana, tan· hana, maka vurum sakapura/n·\ pa </text:p>
        </text:list-item>
        <text:list-item>
          <text:p text:style-name="P53">paran· na ku maka tutuṙ papa, maka hilaṁ tan· pakajajadi°an·nan·na, — — sakitu /ka\huvusan·nan·nana tutuṙ nu hatә ñaho di jati di maneḥ pun· ◉ </text:p>
        </text:list-item>
        <text:list-item>
          <text:p text:style-name="P53">sadataṁ na °alit· nis·kala, saṁ hyaṁ sikṣa, kana hidәp· tan· — — pakarasa, hahidәp· lamun· hamo ñaho di jati hidәp· di ma </text:p>
        </text:list-item>
        <text:list-item>
          <text:p text:style-name="P53">neḥ lamun· salaḥ hidәp· muṁkuṙran· puhun· mapag· raṁkal· ṅarupak· hada, mrәraṁ °ulaḥ saṁ hyaṁ sikṣa, hahidәp· katәpuḥhan· mala hi <text:s text:c="3"/></text:p>
        </text:list-item>
      </text:list>
      <text:p text:style-name="P31"/>
      <text:p text:style-name="P31">280_peti1d_krpk29_ltr17_1 &lt;—&gt;</text:p>
      <text:p text:style-name="P31"/>
      <text:list xml:id="list1146403559" text:style-name="L49">
        <text:list-item>
          <text:p text:style-name="P54">dәp· di sarira, kәna ku pameda °alit· nis·kala, saṁ hyam sikṣa, maka di salaḥ hidәp· salaḥ tinәṁ, salaḥ °aṅәn· °aṅәn· salah rasa </text:p>
        </text:list-item>
        <text:list-item>
          <text:p text:style-name="P54">makaḷpa vaṙna saṁsaya, mikahanan· vaṙna visaya, § salaḥ nu — — dipi sari, visesa, saira, hidip· mikaḷpa, kahanan· vaṙna saṁsa </text:p>
        </text:list-item>
        <text:list-item>
          <text:p text:style-name="P54">ya, di sarira vaṙna visaya, hasasab· hidip· ja la°in· di jati — — na, kәna ku na nis·kala, jati saṁ hyaṁ sikṣa, katәpuḥhan· papa, hi</text:p>
        </text:list-item>
        <text:list-item>
          <text:p text:style-name="P54">_ _ _ _ _ _ _ hanan· bvana lavan· sarira, pada siṛp· pәjaḥ pada rumakәt· deneṁ kapapa°an· di kavaḥ, saṁ °iyama di bala, hilaṁ tan· pa </text:p>
        </text:list-item>
      </text:list>
      <text:p text:style-name="P31"/>
      <text:p text:style-name="P31">280_peti1d_krpk29_ltr17_10 &lt;—&gt;</text:p>
      <text:p text:style-name="P31"/>
      <text:list text:style-name="L50">
        <text:list-item>
          <text:p text:style-name="P55">_ _ _ _ _ _ _ _ na, sakitu kahuvusan·na·na nu kәdә mrәraṁ °ulaḥ saṁ hyaṁ sikṣa, pun· ◆◆◉ °ini sikṣa°an· jati ka saṁ hyaṁ sabda pun· ha</text:p>
        </text:list-item>
        <text:list-item>
          <text:p text:style-name="P55"><text:soft-page-break/>sabda sugan· hamo ñaho di jati sabda di maneḥ pun· mulaḥ — — salaḥ mә/tu\kәn· ñana sadana, sabda pamastuna, lamun· mә/tu\kәn· ja </text:p>
        </text:list-item>
        <text:list-item>
          <text:p text:style-name="P55">ti sadana, na sabda, ti satyi °utamana, mulyina, prәmana, na, maka — — sabda jati, °acityana, ḷñәp· na ḷṅis· na nis·na, niṙmalana, na sabda </text:p>
        </text:list-item>
        <text:list-item>
          <text:p text:style-name="P55">ḷga ṅәnaḥna, padaṁ ca°aṁna\na/, rahina sada, na °ahoḥ °aḥhnәṁ haliṁlaṁ, nirak·srayana, nilavarana, ña mana sabda jati niṙmalana, halamun· vaya nu muka </text:p>
        </text:list-item>
      </text:list>
      <text:p text:style-name="P31"/>
      <text:p text:style-name="P31">280_peti1d_krpk29_ltr17_11 &lt;—&gt;</text:p>
      <text:p text:style-name="P31"/>
      <text:list text:style-name="L51">
        <text:list-item>
          <text:p text:style-name="P56">ran· puhun· nu mapag· taṁkal· nu ṅarupak· hada, nu mrәraṁ °ulaḥ nis·kala, saṁ hyaṁ sikṣa, maka di nu salaḥ tә nuduḥ, huruṁ sikara sabda, makadi haṁkara sika </text:p>
        </text:list-item>
        <text:list-item>
          <text:p text:style-name="P56">ra °ajñana, haṁkara sikara bisa, haṁkara sikara prәña, haṁkara sikara daṙma — — , haṁkara sikara ñana, haṁṁkara sikara sadana, lamun·na mә/tu\ sabda ti sarira, nu ma </text:p>
        </text:list-item>
        <text:list-item>
          <text:p text:style-name="P56">kagivaṁ (°ajña)na, pun· hamә/tu\na, ja la°in· sadana, kәna ku pameda, °a — — lit· /ni\s·kala, saṁ hyaṁ sikṣa, katәpuḥhan· mala, karasa, tәmaḥhan· ni </text:p>
        </text:list-item>
        <text:list-item>
          <text:p text:style-name="P56">_ _ _ _ _ _ _ _ i kahanan· bvana sa lavan· sarira, papa saṁ/sa\ra, prәjaḥ rumakit· sakahanan· nikaṁ sabda, kәna ku kavaḥ sikarabala, maka papa hilaṁ, musaḥ ta </text:p>
        </text:list-item>
      </text:list>
      <text:p text:style-name="P31"/>
      <text:p text:style-name="P31">280_peti1a_krpk21_12 &lt;—&gt;</text:p>
      <text:p text:style-name="P31"/>
      <text:list text:style-name="L52">
        <text:list-item>
          <text:p text:style-name="P57">_ _ _ _ _ _ _ _ _ diprәraṁ °ulaḥ saṁ hyaṁ sikṣa, pun· ◆◆◉ °ini °alit· nis·kala sakala °a(ci) ni(ṁ) bayu, lamun· bayu </text:p>
        </text:list-item>
        <text:list-item>
          <text:p text:style-name="P57">_ _ _ _ _ _ _ _ _ (pu)n· lamun· bayu (ña) — — ho di jati hurip· di maneḥ, hamo mukuṙran· puhun· mapag·kә </text:p>
        </text:list-item>
        <text:list-item>
          <text:p text:style-name="P57">_ _ _ _ _ _ _ _ _ , lamun· bayu sa — — laḥ (mәtu)na, ti/ri\ sa bvana <text:s/>lavan· sarira, lavan· mәtu ti kahanan· hatә _ _ </text:p>
        </text:list-item>
        <text:list-item>
          <text:p text:style-name="P57">_ _ _ _ _ _ _ __ _ __&lt;&lt;bagian ini tidak terbaca karena aus&gt;&gt; _ _ _ _ _ _ _ _ _ _ __ _ _ _ _ _ _ _ _ <text:s text:c="2"/></text:p>
        </text:list-item>
      </text:list>
      <text:p text:style-name="P31"/>
      <text:p text:style-name="P31">280_peti1a_krpk21_13 &lt;—&gt;</text:p>
      <text:p text:style-name="P31"/>
      <text:list text:style-name="L53">
        <text:list-item>
          <text:p text:style-name="P58">_ _ _ _ _ _ _ _ _ _ teka °itu _ _ _ _ bvana _ _ _ sabvana _ _ _ ti kahanan· bvana lavan sarira, ja bayu, lavan· jati na (careK<text:span text:style-name="T6">) </text:span>_ _ _ _ _ _ _ _ _ _ kara, niṁ bvana</text:p>
        </text:list-item>
        <text:list-item>
          <text:p text:style-name="P58">(bagada) — — na, bayu sayana, vaṙsa ri raja la°in· nu mahayu, bayu jati di sarira, (ha)</text:p>
        </text:list-item>
        <text:list-item>
          <text:p text:style-name="P58">_ _ __ _ _ _ _ _ _ _ , di bvana lavan· sarira, — — kәna ku pameda °alit· nis·kala, saṁ hyaṁ sikṣa, bayu pa(ma), kәna ku _ _ _ _ </text:p>
        </text:list-item>
        <text:list-item>
          <text:p text:style-name="P58">_ _ _ _ _ _ _ _ _ _ pa rumakәn· deneṁ sarira, di kavaḥ saṁ °imanaras· tuti, maka hilaṁ _ _ _ papa _ _ hilaṁ tan· pa(katuduḥhan·) <text:s/></text:p>
        </text:list-item>
      </text:list>
      <text:p text:style-name="P31"/>
      <text:p text:style-name="P31">280_Peti3b_LtrCiburuyIII_17 &lt;&lt;r9&gt;&gt;</text:p>
      <text:p text:style-name="P31"/>
      <text:list xml:id="list938074893" text:style-name="L54">
        <text:list-item>
          <text:p text:style-name="P59">sakitu na mrәraṁ kәdә di saṁ hyaṁ sikṣa, kahuvusan·nan·na pun· ◆◆◉ °ini lamun· vaya nu °iyat·na di jati niṁ bәnәṙ, di bvana jati soraṅan· nu tan· kә</text:p>
        </text:list-item>
        <text:list-item>
          <text:p text:style-name="P59">na ku sadaṁ budi kaliṅa, nu tan· kәna dikaliṅakәn· nu tan· kәna dipәtukә — — n· na tan· kәna divayakәn· nu tan· kәna dihatәkәn· nu tan· kәna dituduḥha</text:p>
        </text:list-item>
        <text:list-item>
          <text:p text:style-name="P59">n· nu tan· kina /di\basa°an· nu tan· kәna, dinama°an· diṅaranan· tan· kә — — na di °ir̥g·kәn· tan· kәna dibisakәn· tan· kәna diñahokәn· tan· kәna </text:p>
        </text:list-item>
        <text:list-item>
          <text:p text:style-name="P59">dicәtakәn· tan· kәna di °ajñanakәn· diprәñakәn· dirasi°ar di rasa bvana lavan· sarira, tan· katәmu, ku bayu, ku sabda, ku hәdip·, tan· _ _ _ _ _ _ _ _ <text:s text:c="10"/></text:p>
        </text:list-item>
      </text:list>
      <text:p text:style-name="P31"/>
      <text:p text:style-name="P31">280_Peti3b_LtrCiburuyIII_16 &lt;&lt;v9&gt;&gt;</text:p>
      <text:p text:style-name="P31"/>
      <text:list xml:id="list2353123873" text:style-name="L55">
        <text:list-item>
          <text:p text:style-name="P60"><text:soft-page-break/>miṅәt· ku manon· tan· katon· tan· katәmu, pun· ◆◉ mo ma ku jatina, ku jati tәrus· manaravaṁ ni(ṁ) °ajñana, jati _ _ _ _ _ _ _ </text:p>
        </text:list-item>
        <text:list-item>
          <text:p text:style-name="P60">nu tan· kәna, dituduḥ ganal· °alit· tan· kәna dituduḥ batara batari — — , dituduḥ deva, manusa devata, seda sakti tan· kәna dituduḥ, ku tuga </text:p>
        </text:list-item>
        <text:list-item>
          <text:p text:style-name="P60">l· ku visesa, tan· katәmu, ku alit· °acityi tan· ka — — tәmu, ku l̥ñәp· ku l̥ñәp· ku l̥ṅis· ku nis· ku l̥pas· ku </text:p>
        </text:list-item>
        <text:list-item>
          <text:p text:style-name="P60">mokṣaḥ ku niṙmala, tan· katәmu , ◉, mo ma ku jatina, lamun· vaya nu °iyat·na di puhun· jati niṁ bәnәṙ, di maneḥ pun· ◉ maka nis·kala <text:s text:c="4"/></text:p>
        </text:list-item>
      </text:list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Segoe UI Emoji" svg:font-family="'Segoe UI Emoj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2:22:57.379550707</meta:creation-date>
    <dc:date>2022-12-11T13:10:05.359853178</dc:date>
    <meta:editing-duration>PT46M45S</meta:editing-duration>
    <meta:editing-cycles>47</meta:editing-cycles>
    <meta:generator>LibreOffice/7.4.2.3$Linux_X86_64 LibreOffice_project/40$Build-3</meta:generator>
    <meta:document-statistic meta:table-count="0" meta:image-count="0" meta:object-count="0" meta:page-count="13" meta:paragraph-count="294" meta:word-count="5526" meta:character-count="32110" meta:non-whitespace-character-count="26450"/>
  </office:meta>
</office:document-meta>
</file>